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id="id1" draw:layer="layout" svg:width="4cm" svg:height="4cm" svg:x="8cm" svg:y="11cm">
          <text:p text:style-name="P1"><text:span text:style-name="T1">Componen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draw:line-skew="-1.618cm" svg:x1="4.986cm" svg:y1="11.652cm" svg:x2="8cm" svg:y2="13cm" draw:end-shape="id1" draw:end-glue-point="6" svg:d="m4986 11652c-541 0-2048 1348 3014 1348">
          <text:p/>
        </draw:connector>
        <draw:connector draw:style-name="gr2" draw:text-style-name="P1" draw:layer="layout" draw:type="curve" draw:line-skew="1.314cm" svg:x1="12cm" svg:y1="13cm" svg:x2="15.62cm" svg:y2="11.804cm" draw:start-shape="id1" draw:start-glue-point="10" svg:d="m12000 13000c5062 0 3253-1196 3620-1196">
          <text:p/>
        </draw:connector>
        <draw:connector draw:style-name="gr2" draw:text-style-name="P1" draw:layer="layout" draw:type="line" svg:x1="10.176cm" svg:y1="9.718cm" svg:x2="10cm" svg:y2="11cm" draw:end-shape="id1" draw:end-glue-point="4" svg:d="m10176 9718-176 1282">
          <text:p/>
        </draw:connector>
        <draw:frame draw:style-name="gr3" draw:layer="layout" svg:width="3.5cm" svg:height="1.25cm" svg:x="3cm" svg:y="10.5cm">
          <draw:text-box>
            <text:p>Start/Stop</text:p>
          </draw:text-box>
        </draw:frame>
        <draw:frame draw:style-name="gr3" draw:layer="layout" svg:width="4cm" svg:height="1.25cm" svg:x="8.5cm" svg:y="8.5cm">
          <draw:text-box>
            <text:p>Modulación</text:p>
          </draw:text-box>
        </draw:frame>
        <draw:frame draw:style-name="gr4" draw:layer="layout" svg:width="3.812cm" svg:height="0.962cm" svg:x="13.688cm" svg:y="11cm">
          <draw:text-box>
            <text:p>Información</text:p>
          </draw:text-box>
        </draw:frame>
        <draw:path draw:style-name="gr5" draw:text-style-name="P1" draw:layer="layout" svg:width="4.027cm" svg:height="2.421cm" svg:x="7.972cm" svg:y="16.078cm" svg:viewBox="0 0 4028 2422" svg:d="m2641 275c5042 0-5572 4066-1820 697-62-68-123-136-184-204 173 68 341 145 504 232 46 175 100 346 165 513-62-69-123-137-184-205-3131 2811 5727-582 1519-582 0-150 0-301 0-451zm0-275zm-1200 1401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onzalo Abella</meta:initial-creator>
    <meta:creation-date>2012-05-15T15:08:34</meta:creation-date>
    <dc:date>2012-05-18T16:24:28</dc:date>
    <dc:creator>Gonzalo Abella</dc:creator>
    <meta:editing-duration>PT00H18M36S</meta:editing-duration>
    <meta:editing-cycles>3</meta:editing-cycles>
    <meta:generator>OpenOffice.org/3.2$Linux OpenOffice.org_project/320m12$Build-9483</meta:generator>
    <meta:document-statistic meta:object-count="8"/>
  </office:meta>
</office:document-meta>
</file>